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family="text" style:name="T10" style:display-name="T10">
      <style:text-properties fo:color="#000000"/>
    </style:style>
    <style:style style:family="text" style:name="T11" style:display-name="T11">
      <style:text-properties style:font-name="Arial" fo:font-weight="bold"/>
    </style:style>
    <style:style style:family="text" style:name="T12" style:display-name="T12">
      <style:text-properties style:font-name="Arial" fo:font-size="12pt" fo:language="ru" fo:country="RU" fo:font-weight="normal"/>
    </style:style>
    <style:style style:family="text" style:name="T1" style:display-name="T1">
      <style:text-properties style:font-name="Arial"/>
    </style:style>
    <style:style style:family="text" style:name="T2" style:display-name="T2">
      <style:text-properties style:font-name="Arial" fo:font-size="12pt" fo:font-weight="normal"/>
    </style:style>
    <style:style style:family="text" style:name="T3" style:display-name="T3">
      <style:text-properties fo:font-weight="bold"/>
    </style:style>
    <style:style style:family="text" style:name="T4" style:display-name="T4">
      <style:text-properties fo:color="#000000" fo:language="ru" fo:country="RU" fo:font-weight="bold"/>
    </style:style>
    <style:style style:family="text" style:name="T5" style:display-name="T5">
      <style:text-properties fo:color="#000000" fo:language="ru" fo:country="RU"/>
    </style:style>
    <style:style style:family="text" style:name="T6" style:display-name="T6">
      <style:text-properties fo:color="#000000" style:font-name="Arial" fo:font-size="12pt" fo:language="ru" fo:country="RU" fo:font-weight="bold"/>
    </style:style>
    <style:style style:family="text" style:name="T7" style:display-name="T7">
      <style:text-properties style:font-name="Arial" fo:font-size="12pt" fo:language="ru" fo:country="RU" fo:font-weight="bold"/>
    </style:style>
    <style:style style:family="text" style:name="T8" style:display-name="T8">
      <style:text-properties fo:color="#000000" style:font-name="Arial" fo:font-size="12pt" fo:language="ru" fo:country="RU" fo:font-weight="normal"/>
    </style:style>
    <style:style style:family="text" style:name="T9" style:display-name="T9">
      <style:text-properties fo:color="#c0c0c0" style:font-name="Arial" fo:font-size="12pt" fo:language="ru" fo:country="RU" fo:font-weight="normal"/>
    </style:style>
    <style:style style:family="paragraph" style:name="P10" style:display-name="P10" style:parent-style-name="Normal">
      <style:paragraph-properties fo:text-align="left" style:writing-mode="lr"/>
    </style:style>
    <style:style style:family="paragraph" style:name="P11" style:display-name="P11" style:parent-style-name="Heading-3">
      <style:paragraph-properties fo:text-align="left" style:writing-mode="lr"/>
    </style:style>
    <style:style style:family="paragraph" style:name="P12" style:display-name="P12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ru" fo:country="RU" fo:font-weight="normal"/>
    </style:style>
    <style:style style:family="paragraph" style:name="P1" style:display-name="P1" style:parent-style-name="Normal">
      <style:paragraph-properties fo:text-align="center" style:writing-mode="lr"/>
      <style:text-properties style:font-name="Arial" fo:font-size="17pt" fo:language="ru" fo:country="RU" fo:font-weight="bold"/>
    </style:style>
    <style:style style:family="paragraph" style:name="P2" style:display-name="P2" style:parent-style-name="Heading-1">
      <style:paragraph-properties fo:text-align="center"/>
    </style:style>
    <style:style style:family="paragraph" style:name="P3" style:display-name="P3" style:parent-style-name="Heading-3">
      <style:paragraph-properties fo:text-align="left"/>
    </style:style>
    <style:style style:family="paragraph" style:name="P4" style:display-name="P4" style:parent-style-name="Heading-3">
      <style:paragraph-properties fo:text-align="center" style:writing-mode="lr"/>
      <style:text-properties fo:color="#000000" style:font-name="Arial" fo:font-size="12pt" fo:font-weight="normal"/>
    </style:style>
    <style:style style:family="paragraph" style:name="P5" style:display-name="P5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6" style:display-name="P6" style:parent-style-name="Normal">
      <style:paragraph-properties fo:text-align="left" fo:text-indent="0.0000in" fo:line-height="100%" fo:background-color="#ffffff" fo:margin-left="0.0000in" fo:margin-right="0.0000in" fo:margin-top="0.0000in" fo:margin-bottom="0.0000in" style:writing-mode="lr"/>
    </style:style>
    <style:style style:family="paragraph" style:name="P7" style:display-name="P7" style:parent-style-name="Heading-3">
      <style:paragraph-properties fo:text-align="center"/>
    </style:style>
    <style:style style:family="paragraph" style:name="P8" style:display-name="P8" style:parent-style-name="Normal">
      <style:text-properties fo:color="#000000" style:font-name="Times New Roman" fo:font-size="12pt" fo:font-weight="normal"/>
    </style:style>
    <style:style style:family="paragraph" style:name="P9" style:display-name="P9" style:parent-style-name="Normal">
      <style:paragraph-properties fo:background-color="transparent" fo:widows="2" fo:orphans="2" style:writing-mode="lr" fo:padding-left="0.02in" fo:padding-right="0.02in" fo:padding-top="0.02in"/>
    </style:style>
    <style:style style:family="section" style:name="Sect1" style:display-name="Sect1"/>
    <style:style style:family="table" style:name="Table3" style:display-name="Table3">
      <style:table-properties style:width="17.730000cm" table:align="left"/>
    </style:style>
    <style:style style:family="table" style:name="Table1" style:display-name="Table1">
      <style:table-properties style:width="17.610000cm" table:align="left"/>
    </style:style>
    <style:style style:family="table" style:name="Table2" style:display-name="Table2">
      <style:table-properties style:width="17.730000cm" table:align="left"/>
    </style:style>
    <style:style style:family="table-column" style:name="Table3-col2" style:display-name="Table3.col2">
      <style:table-column-properties style:column-width="10.24cm"/>
    </style:style>
    <style:style style:family="table-column" style:name="Table3-col1" style:display-name="Table3.col1">
      <style:table-column-properties style:column-width="7.49cm"/>
    </style:style>
    <style:style style:family="table-column" style:name="Table2-col1" style:display-name="Table2.col1">
      <style:table-column-properties style:column-width="8.49cm"/>
    </style:style>
    <style:style style:family="table-column" style:name="Table1-col1" style:display-name="Table1.col1">
      <style:table-column-properties style:column-width="8.49cm"/>
    </style:style>
    <style:style style:family="table-column" style:name="Table1-col2" style:display-name="Table1.col2">
      <style:table-column-properties style:column-width="9.12cm"/>
    </style:style>
    <style:style style:family="table-column" style:name="Table2-col2" style:display-name="Table2.col2">
      <style:table-column-properties style:column-width="9.24cm"/>
    </style:style>
    <style:style style:family="table-cell" style:name="Table3-col1-row2" style:display-name="Table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" style:display-name="Table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2" style:display-name="Table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2" style:display-name="Table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1" style:display-name="Table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1" style:display-name="Table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2" style:display-name="Table2_col1_row2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span text:style-name="T1">{% load extras %} {{ title }}</text:span></text:p>
        <text:p text:style-name="P2"><text:span text:style-name="T2">для выезда в муниципальное образование Краснодарского края с целью мониторинга исполнения соглашения, заключенного с министерством социального развития и семейной политики Краснодарского края</text:span></text:p>
        <text:p text:style-name="P3"><text:span text:style-name="T3">{% for k, v in additions.items %} {% if k == "building" %} </text:span><text:span text:style-name="T4">Объект по адресу: {{ v.address }} </text:span><text:span text:style-name="T3">{% endif %}{% endfor %} <text:s/></text:span><text:span text:style-name="T5">{% for k, v in additions.items %} {% if k == "contract" %} Контракт №: {{ v.num }} {% endif %}{% endfor %}</text:span></text:p>
        <text:p text:style-name="P4"><text:span text:style-name="T6">Информация о выезде</text:span></text:p>
        <table:table table:name="Table1" table:style-name="Table1">
          <table:table-column table:style-name="Table1.col1"/>
          <table:table-column table:style-name="Table1.col2"/>
          <table:table-row>
            <table:table-cell table:style-name="Table1_col1_row1">
              <text:p text:style-name="P5"><text:span text:style-name="T7">Название</text:span></text:p>
            </table:table-cell>
            <table:table-cell table:style-name="Table1_col2_row1">
              <text:p text:style-name="P5"><text:span text:style-name="T7">Значение</text:span></text:p>
            </table:table-cell>
          </table:table-row>
          <table:table-row>
            <table:table-cell table:style-name="Table1_col1_row2">
              <text:p text:style-name="P5"><text:span text:style-name="T8">{% xmlfor field in form %} {{ field.label }}</text:span></text:p>
            </table:table-cell>
            <table:table-cell table:style-name="Table1_col2_row2">
              <text:p text:style-name="P6"><text:span text:style-name="T9">{{ form|get_choice_or_value:field.name|default_if_none:""}}  {% endxmlfor%}</text:span></text:p>
            </table:table-cell>
          </table:table-row>
        </table:table>
        <text:p/>
        <text:p text:style-name="P7"><text:span text:style-name="T10">Общая информация</text:span></text:p>
        <table:table table:name="Table2" table:style-name="Table2">
          <table:table-column table:style-name="Table2.col1"/>
          <table:table-column table:style-name="Table2.col2"/>
          <table:table-row>
            <table:table-cell table:style-name="Table2_col1_row1">
              <text:p text:style-name="Normal"><text:span text:style-name="T11">Название</text:span></text:p>
            </table:table-cell>
            <table:table-cell table:style-name="Table2_col2_row1">
              <text:p text:style-name="Normal"><text:span text:style-name="T11">Значение</text:span></text:p>
            </table:table-cell>
          </table:table-row>
          <table:table-row>
            <table:table-cell table:style-name="Table2_col1_row2">
              <text:p text:style-name="P8"><text:span text:style-name="T8">{% xmlfor field in cmp_form %}</text:span><text:span text:style-name="T12"> {{ field.label }}</text:span></text:p>
            </table:table-cell>
            <table:table-cell table:style-name="Table2_col2_row2">
              <text:p text:style-name="P9"><text:span text:style-name="T9"> {{ cmp_form|get_choice_or_value:field.name|default_if_none:"" }} {% endxmlfor%}</text:span></text:p>
            </table:table-cell>
          </table:table-row>
        </table:table>
        <text:p text:style-name="P10"><text:span text:style-name="T1">{% for form in formsets %}</text:span></text:p>
        <text:p text:style-name="P11"><text:span text:style-name="T1">{% cycle titles.0 titles.1 titles.2 titles.3 %}</text:span></text:p>
        <table:table table:name="Table3" table:style-name="Table3">
          <table:table-column table:style-name="Table3.col1"/>
          <table:table-column table:style-name="Table3.col2"/>
          <table:table-row>
            <table:table-cell table:style-name="Table3_col1_row1">
              <text:p text:style-name="P5"><text:span text:style-name="T7">Название</text:span></text:p>
            </table:table-cell>
            <table:table-cell table:style-name="Table3_col2_row1">
              <text:p text:style-name="P5"><text:span text:style-name="T7">Значение</text:span></text:p>
            </table:table-cell>
          </table:table-row>
          <table:table-row>
            <table:table-cell table:style-name="Table3_col1_row2">
              <text:p text:style-name="P5"><text:span text:style-name="T8">{% xmlfor field in form %} </text:span><text:span text:style-name="T12">{{ field.label }}</text:span></text:p>
            </table:table-cell>
            <table:table-cell table:style-name="Table3_col2_row2">
              <text:p text:style-name="P6"><text:span text:style-name="T9">{{ form|get_choice_or_value:field.name|yes_no_rus|default_if_none:"" }} {% endxmlfor%}</text:span></text:p>
            </table:table-cell>
          </table:table-row>
        </table:table>
        <text:p/>
        <text:p text:style-name="P12"><text:span text:style-name="T1">{% endfor %}<text:line-break/><text:line-break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default-style style:family="paragraph">
      <style:paragraph-properties style:tab-stop-distance="1.251cm"/>
    </style:default-style>
    <style:style style:family="paragraph" style:name="Heading-3" style:display-name="Heading 3" style:parent-style-name="Normal" style:next-style-name="Normal">
      <style:paragraph-properties fo:margin-top="22pt" fo:margin-bottom="3pt" fo:keep-with-next="auto"/>
      <style:text-properties style:font-name="Arial" fo:font-size="12pt" fo:font-weight="bold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Normal" style:display-name="Normal"/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Heading-1" style:display-name="Heading 1" style:parent-style-name="Normal" style:next-style-name="Normal">
      <style:paragraph-properties fo:margin-top="22pt" fo:margin-bottom="3pt"/>
      <style:text-properties style:font-name="Arial" fo:font-size="17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3-12-07T21:16:57.533807052</meta:creation-date>
    <dc:date>2013-12-07T21:17:38.313819814</dc:date>
  </office:meta>
</office:document-meta>
</file>